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1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1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8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9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9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50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1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2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2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2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ar défaut tous les attributs de type collection ne sont pas mis en cache</text:span></text:p>
              </text:list-item>
              <text:list-item>
                <text:p text:style-name="P9"><text:span text:style-name="T109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09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4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9" draw:layer="layout" svg:width="15cm" svg:height="6.293cm" svg:x="7.6cm" svg:y="13.8cm">
          <draw:text-box>
            <text:p><text:span text:style-name="T317">Prénom Nom</text:span><text:span text:style-name="T318"> </text:span><text:span text:style-name="T319">Philippe SABAA</text:span></text:p>
            <text:p><text:span text:style-name="T320">Mél : philippe.sabaa@insee.fr</text:span></text:p>
            <text:p><text:span text:style-name="T320"/></text:p>
            <text:p><text:span text:style-name="T320">Avec la participation attentive et bienveillante de </text:span><text:span text:style-name="T321">Valentin Batard</text:span><text:span text:style-name="T320"> (dans le rôle de la MOA)</text:span></text:p>
            <text:p><text:span text:style-name="T320"/></text:p>
            <text:p text:style-name="P24"><text:span text:style-name="T322">Insee</text:span></text:p>
            <text:p text:style-name="P24"><text:span text:style-name="T323">Établissement : </text:span><text:span text:style-name="T32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6M35S</meta:editing-duration>
    <meta:editing-cycles>1684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20T10:49:03.686000000</dc:date>
    <dc:creator>Philippe Sabaa</dc:creator>
    <meta:document-statistic meta:object-count="679"/>
  </office:meta>
</office:document-meta>
</file>